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68000000B4A8C9D470B5F118CC.png" manifest:media-type="image/png"/>
  <manifest:file-entry manifest:full-path="Pictures/10000201000000A300000165344BF3FE8E33F5A9.png" manifest:media-type="image/png"/>
  <manifest:file-entry manifest:full-path="Pictures/100002010000025800000190E948AA026229EC3E.png" manifest:media-type="image/png"/>
  <manifest:file-entry manifest:full-path="Pictures/1000020100000138000001C3F14296F1F71B3472.png" manifest:media-type="image/png"/>
  <manifest:file-entry manifest:full-path="Pictures/100002010000050000000446B38B5A7BC9687BA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526cm" fo:padding-top="0cm" fo:padding-bottom="0cm" fo:padding-left="0cm" fo:padding-right="0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802cm, 0cm, 0cm)" draw:image-opacity="100%" style:mirror="none"/>
    </style:style>
    <style:style style:name="gr5" style:family="graphic" style:parent-style-name="objectwithoutfill">
      <style:graphic-properties svg:stroke-width="0.03cm" svg:stroke-color="#666666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35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56cm" fo:min-width="1.84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56cm" fo:min-width="2.29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56cm" fo:min-width="2.254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93d9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 draw:fill-color="#ffffff"/>
      <style:text-properties fo:color="#666666" style:font-name="Liberation Mono" fo:font-size="12pt" style:font-size-asian="12pt" style:font-size-complex="12pt"/>
    </style:style>
    <style:style style:name="P4" style:family="paragraph">
      <loext:graphic-properties draw:fill="none" draw:fill-color="#ffffff"/>
      <style:text-properties fo:color="#666666"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0093d9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666666" fo:font-size="12pt" style:font-size-asian="12pt" style:font-size-complex="12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563cm" svg:height="2.26cm" svg:x="5.295cm" svg:y="4.592cm">
          <draw:image xlink:href="Pictures/1000020100000138000001C3F14296F1F71B3472.png" xlink:type="simple" xlink:show="embed" xlink:actuate="onLoad" loext:mime-type="image/png">
            <text:p/>
          </draw:image>
        </draw:frame>
        <draw:frame draw:style-name="gr2" draw:text-style-name="P1" draw:layer="layout" svg:width="3.936cm" svg:height="3.364cm" svg:x="0.058cm" svg:y="3.502cm">
          <draw:image xlink:href="Pictures/100002010000050000000446B38B5A7BC9687BAB.png" xlink:type="simple" xlink:show="embed" xlink:actuate="onLoad" loext:mime-type="image/png">
            <text:p/>
          </draw:image>
        </draw:frame>
        <draw:frame draw:style-name="gr2" draw:text-style-name="P1" draw:layer="layout" svg:width="1.494cm" svg:height="3.273cm" svg:x="12.058cm" svg:y="3.593cm">
          <draw:image xlink:href="Pictures/10000201000000A300000165344BF3FE8E33F5A9.png" xlink:type="simple" xlink:show="embed" xlink:actuate="onLoad" loext:mime-type="image/png">
            <text:p/>
          </draw:image>
        </draw:frame>
        <draw:frame draw:style-name="gr2" draw:text-style-name="P1" draw:layer="layout" svg:width="1.494cm" svg:height="3.273cm" svg:x="19.964cm" svg:y="0.029cm">
          <draw:image xlink:href="Pictures/10000201000000A300000165344BF3FE8E33F5A9.png" xlink:type="simple" xlink:show="embed" xlink:actuate="onLoad" loext:mime-type="image/png">
            <text:p/>
          </draw:image>
        </draw:frame>
        <draw:frame draw:style-name="gr2" draw:text-style-name="P1" draw:layer="layout" svg:width="1.494cm" svg:height="3.273cm" svg:x="3.858cm" svg:y="3.593cm">
          <draw:image xlink:href="Pictures/10000201000000A300000165344BF3FE8E33F5A9.png" xlink:type="simple" xlink:show="embed" xlink:actuate="onLoad" loext:mime-type="image/png">
            <text:p/>
          </draw:image>
        </draw:frame>
        <draw:frame draw:style-name="gr2" draw:text-style-name="P1" draw:layer="layout" svg:width="1.494cm" svg:height="3.273cm" svg:x="19.964cm" svg:y="7.229cm">
          <draw:image xlink:href="Pictures/10000201000000A300000165344BF3FE8E33F5A9.png" xlink:type="simple" xlink:show="embed" xlink:actuate="onLoad" loext:mime-type="image/png">
            <text:p/>
          </draw:image>
        </draw:frame>
        <draw:frame draw:style-name="gr3" draw:text-style-name="P2" draw:layer="layout" svg:width="1.526cm" svg:height="0.746cm" svg:x="13.658cm" svg:y="6.102cm">
          <draw:text-box>
            <text:p><text:span text:style-name="T1">.NET</text:span></text:p>
          </draw:text-box>
        </draw:frame>
        <draw:frame draw:style-name="gr4" draw:text-style-name="P1" draw:layer="layout" svg:width="2.399cm" svg:height="1.7cm" svg:x="20.658cm" svg:y="1.602cm">
          <draw:image xlink:href="Pictures/1000020100000168000000B4A8C9D470B5F118CC.png" xlink:type="simple" xlink:show="embed" xlink:actuate="onLoad" loext:mime-type="image/png">
            <text:p/>
          </draw:image>
        </draw:frame>
        <draw:frame draw:style-name="gr1" draw:text-style-name="P1" draw:layer="layout" svg:width="1.5cm" svg:height="1cm" svg:x="21.448cm" svg:y="9.502cm">
          <draw:image xlink:href="Pictures/100002010000025800000190E948AA026229EC3E.png" xlink:type="simple" xlink:show="embed" xlink:actuate="onLoad" loext:mime-type="image/png">
            <text:p/>
          </draw:image>
        </draw:frame>
        <draw:line draw:style-name="gr5" draw:text-style-name="P1" draw:layer="layout" svg:x1="6.658cm" svg:y1="5.302cm" svg:x2="11.858cm" svg:y2="5.302cm">
          <text:p/>
        </draw:line>
        <draw:line draw:style-name="gr5" draw:text-style-name="P1" draw:layer="layout" svg:x1="13.858cm" svg:y1="4.902cm" svg:x2="19.858cm" svg:y2="1.502cm">
          <text:p/>
        </draw:line>
        <draw:line draw:style-name="gr5" draw:text-style-name="P1" draw:layer="layout" svg:x1="13.858cm" svg:y1="5.502cm" svg:x2="19.858cm" svg:y2="8.902cm">
          <text:p/>
        </draw:line>
        <draw:frame draw:style-name="gr6" draw:text-style-name="P3" draw:layer="layout" svg:width="4.833cm" svg:height="1.199cm" svg:x="6.458cm" svg:y="4.102cm">
          <draw:text-box>
            <text:p><text:span text:style-name="T2">PUT</text:span></text:p>
            <text:p><text:span text:style-name="T2">/bestellung/hundefutter</text:span></text:p>
          </draw:text-box>
        </draw:frame>
        <draw:frame draw:style-name="gr7" draw:text-style-name="P3" draw:layer="layout" svg:width="6.098cm" svg:height="0.725cm" draw:transform="rotate (0.516617458590322) translate (13.529cm 4.336cm)">
          <draw:text-box>
            <text:p><text:span text:style-name="T2">PUT /auftrag</text:span></text:p>
          </draw:text-box>
        </draw:frame>
        <draw:frame draw:style-name="gr7" draw:text-style-name="P4" draw:layer="layout" svg:width="6.098cm" svg:height="0.725cm" draw:transform="rotate (-0.516617458590322) translate (14.184cm 4.925cm)">
          <draw:text-box>
            <text:p><text:span text:style-name="T2">POST /lieferung/new</text:span></text:p>
          </draw:text-box>
        </draw:frame>
        <draw:frame draw:style-name="gr8" draw:text-style-name="P5" draw:layer="layout" svg:width="2.635cm" svg:height="0.806cm" svg:x="0.123cm" svg:y="6.802cm">
          <draw:text-box>
            <text:p><text:span text:style-name="T3">Großkunde</text:span></text:p>
          </draw:text-box>
        </draw:frame>
        <draw:frame draw:style-name="gr9" draw:text-style-name="P5" draw:layer="layout" svg:width="2.344cm" svg:height="0.806cm" svg:x="11.658cm" svg:y="6.802cm">
          <draw:text-box>
            <text:p><text:span text:style-name="T3">Händler</text:span></text:p>
          </draw:text-box>
        </draw:frame>
        <draw:frame draw:style-name="gr10" draw:text-style-name="P5" draw:layer="layout" svg:width="2.792cm" svg:height="0.806cm" svg:x="19.292cm" svg:y="3.302cm">
          <draw:text-box>
            <text:p><text:span text:style-name="T3">Hersteller</text:span></text:p>
          </draw:text-box>
        </draw:frame>
        <draw:frame draw:style-name="gr11" draw:text-style-name="P5" draw:layer="layout" svg:width="2.754cm" svg:height="0.806cm" svg:x="19.311cm" svg:y="10.502cm">
          <draw:text-box>
            <text:p><text:span text:style-name="T3">Spedition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9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799999237060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34cm" fo:margin-bottom="0cm" fo:text-indent="0cm"/>
      <style:text-properties fo:font-size="44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75cm" fo:margin-bottom="0cm" fo:text-indent="0cm"/>
      <style:text-properties fo:font-size="38.0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17cm" fo:margin-bottom="0cm" fo:text-indent="0cm"/>
      <style:text-properties fo:font-size="31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9.800003051757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3.05cm" fo:page-height="11.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372cm" svg:x="1cm" svg:y="4.086cm"/>
      <draw:page-thumbnail draw:layer="backgroundobjects" svg:width="8.999cm" svg:height="4.372cm" svg:x="1cm" svg:y="12.662cm"/>
      <draw:page-thumbnail draw:layer="backgroundobjects" svg:width="8.999cm" svg:height="4.372cm" svg:x="1cm" svg:y="21.238cm"/>
      <draw:page-thumbnail draw:layer="backgroundobjects" svg:width="8.999cm" svg:height="4.372cm" svg:x="11cm" svg:y="4.086cm"/>
      <draw:page-thumbnail draw:layer="backgroundobjects" svg:width="8.999cm" svg:height="4.372cm" svg:x="11cm" svg:y="12.662cm"/>
      <draw:page-thumbnail draw:layer="backgroundobjects" svg:width="8.999cm" svg:height="4.372cm" svg:x="11cm" svg:y="21.238cm"/>
    </style:handout-master>
    <style:master-page style:name="Default" style:page-layout-name="PM1" draw:style-name="Mdp1">
      <draw:frame presentation:style-name="Default-title" draw:layer="backgroundobjects" svg:width="35.999cm" svg:height="4.173cm" svg:x="2cm" svg:y="0.996cm" presentation:class="title" presentation:placeholder="true">
        <draw:text-box/>
      </draw:frame>
      <draw:frame presentation:style-name="Default-outline1" draw:layer="backgroundobjects" svg:width="35.999cm" svg:height="14.498cm" svg:x="2cm" svg:y="5.849cm" presentation:class="outline" presentation:placeholder="true">
        <draw:text-box/>
      </draw:frame>
      <draw:frame presentation:style-name="Mpr1" draw:text-style-name="MP2" draw:layer="backgroundobjects" svg:width="9.319cm" svg:height="1.722cm" svg:x="2cm" svg:y="22.77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79cm" svg:height="1.722cm" svg:x="13.68cm" svg:y="22.77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19cm" svg:height="1.722cm" svg:x="28.68cm" svg:y="22.77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Dennis Schulmeister-Zimolong</meta:initial-creator>
    <meta:creation-date>2018-03-04T01:39:24.866041216</meta:creation-date>
    <dc:date>2020-02-09T00:17:03.330730865</dc:date>
    <dc:creator>Dennis Schulmeister-Zimolong</dc:creator>
    <meta:editing-duration>PT25M35S</meta:editing-duration>
    <meta:editing-cycles>10</meta:editing-cycles>
    <meta:generator>LibreOffice/6.3.4.2.0$Linux_X86_64 LibreOffice_project/30$Build-2</meta:generator>
    <meta:document-statistic meta:object-count="42"/>
  </office:meta>
</office:document-meta>
</file>